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4cm" fo:min-width="7.68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7cm" fo:min-width="0.552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6cm" fo:min-width="4.37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9cm" fo:min-width="4.375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01cm" fo:min-width="4.37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01cm" fo:min-width="5.106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9cm" fo:min-width="2.467cm"/>
    </style:style>
    <style:style style:name="gr9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1.759cm" fo:min-width="4.305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8pt" fo:font-weight="normal"/>
    </style:style>
    <style:style style:name="P5" style:family="paragraph">
      <loext:graphic-properties draw:fill="solid" draw:fill-color="#fff200"/>
      <style:paragraph-properties fo:text-align="center"/>
      <style:text-properties fo:font-size="18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8.18cm" svg:height="2.49cm" svg:x="2.305cm" svg:y="2.965cm">
          <text:p text:style-name="P1">Increase of limiting nutrient</text:p>
          <text:p text:style-name="P1"><text:s/>load in the ecosysten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052cm" svg:height="0.807cm" svg:x="3.923cm" svg:y="6.988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052cm" svg:height="0.807cm" svg:x="7.64cm" svg:y="6.963cm">
          <text:p text:style-name="P1">N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0.013cm" svg:x1="6.395cm" svg:y1="5.455cm" svg:x2="8.166cm" svg:y2="6.963cm" draw:start-shape="id1" draw:start-glue-point="2" draw:end-shape="id2" draw:end-glue-point="0" svg:d="M6395 5455v767h1771v741" svg:viewBox="0 0 1772 1509">
          <text:p/>
        </draw:connector>
        <draw:connector draw:style-name="gr3" draw:text-style-name="P3" draw:layer="layout" svg:x1="6.395cm" svg:y1="5.455cm" svg:x2="4.449cm" svg:y2="6.988cm" draw:start-shape="id1" draw:start-glue-point="2" draw:end-shape="id3" draw:end-glue-point="0" svg:d="M6395 5455v766h-1946v767" svg:viewBox="0 0 1947 1534">
          <text:p/>
        </draw:connector>
        <draw:custom-shape draw:style-name="gr4" draw:text-style-name="P2" xml:id="id4" draw:id="id4" draw:layer="layout" svg:width="4.875cm" svg:height="1.436cm" svg:x="10.935cm" svg:y="8.437cm">
          <text:p text:style-name="P1">Algal toxins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4.875cm" svg:height="2.009cm" svg:x="10.935cm" svg:y="10.364cm">
          <text:p text:style-name="P1">Taste and odor </text:p>
          <text:p text:style-name="P1">problem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78cm" svg:y1="10.21cm" svg:x2="10.935cm" svg:y2="9.155cm" draw:end-shape="id4" draw:end-glue-point="3" svg:d="M7780 10210h1327v-1055h1828" svg:viewBox="0 0 3156 1056">
          <text:p/>
        </draw:connector>
        <draw:connector draw:style-name="gr3" draw:text-style-name="P3" draw:layer="layout" svg:x1="7.78cm" svg:y1="10.21cm" svg:x2="10.935cm" svg:y2="11.368cm" draw:end-shape="id5" svg:d="M7780 10210h1327v1158h1828" svg:viewBox="0 0 3156 1159">
          <text:p/>
        </draw:connector>
        <draw:connector draw:style-name="gr3" draw:text-style-name="P3" draw:layer="layout" svg:x1="4.449cm" svg:y1="7.795cm" svg:x2="6.448cm" svg:y2="9.804cm" draw:start-shape="id3" draw:start-glue-point="2" draw:end-shape="id6" draw:end-glue-point="0" svg:d="M4449 7795v1004h1999v1005" svg:viewBox="0 0 2000 2010">
          <text:p/>
        </draw:connector>
        <draw:connector draw:style-name="gr3" draw:text-style-name="P3" draw:layer="layout" draw:line-skew="0.013cm" svg:x1="8.166cm" svg:y1="7.77cm" svg:x2="6.448cm" svg:y2="9.804cm" draw:start-shape="id2" draw:start-glue-point="2" draw:end-shape="id6" draw:end-glue-point="0" svg:d="M8166 7770v1029h-1718v1005" svg:viewBox="0 0 1719 2035">
          <text:p/>
        </draw:connector>
        <draw:custom-shape draw:style-name="gr6" draw:text-style-name="P2" xml:id="id6" draw:id="id6" draw:layer="layout" svg:width="4.875cm" svg:height="1.651cm" svg:x="4.011cm" svg:y="9.804cm">
          <text:p text:style-name="P1">Algae growth</text:p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5.606cm" svg:height="1.651cm" svg:x="3.645cm" svg:y="12.75cm">
          <text:p text:style-name="P1">Algae respiration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4.875cm" svg:height="1.651cm" svg:x="4.011cm" svg:y="15.75cm">
          <text:p text:style-name="P1">Algae death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4.875cm" svg:height="2.009cm" svg:x="10.935cm" svg:y="14.464cm">
          <text:p text:style-name="P1">Decrease in</text:p>
          <text:p text:style-name="P1">dissolved oxigen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183cm" svg:x1="9.251cm" svg:y1="13.575cm" svg:x2="10.935cm" svg:y2="15.468cm" draw:start-shape="id7" draw:start-glue-point="1" draw:end-shape="id8" svg:d="M9251 13575h659v1893h1025" svg:viewBox="0 0 1685 1894">
          <text:p/>
        </draw:connector>
        <draw:connector draw:style-name="gr3" draw:text-style-name="P3" draw:layer="layout" svg:x1="8.886cm" svg:y1="16.575cm" svg:x2="10.935cm" svg:y2="15.468cm" draw:start-shape="id9" draw:start-glue-point="1" draw:end-shape="id8" svg:d="M8886 16575h1024v-1107h1025" svg:viewBox="0 0 2050 1108">
          <text:p/>
        </draw:connector>
        <draw:connector draw:style-name="gr3" draw:text-style-name="P3" draw:layer="layout" svg:x1="6.448cm" svg:y1="11.455cm" svg:x2="6.448cm" svg:y2="12.75cm" draw:start-shape="id6" draw:end-shape="id7" draw:end-glue-point="0" svg:d="M6448 11455v1295" svg:viewBox="0 0 1 1296">
          <text:p/>
        </draw:connector>
        <draw:connector draw:style-name="gr3" draw:text-style-name="P3" draw:layer="layout" svg:x1="6.448cm" svg:y1="14.401cm" svg:x2="6.448cm" svg:y2="15.75cm" draw:start-shape="id7" draw:end-shape="id9" svg:d="M6448 14401v1349" svg:viewBox="0 0 1 1350">
          <text:p/>
        </draw:connector>
        <draw:custom-shape draw:style-name="gr8" draw:text-style-name="P2" xml:id="id11" draw:id="id11" draw:layer="layout" svg:width="2.967cm" svg:height="2.009cm" svg:x="16.335cm" svg:y="14.464cm">
          <text:p text:style-name="P1">Hypoxia</text:p>
          <draw:enhanced-geometry svg:viewBox="0 0 21600 21600" draw:type="rectangle" draw:enhanced-path="M 0 0 L 21600 0 21600 21600 0 21600 0 0 Z N"/>
        </draw:custom-shape>
        <draw:custom-shape draw:style-name="gr9" draw:text-style-name="P5" xml:id="id10" draw:id="id10" draw:layer="layout" svg:width="4.805cm" svg:height="2.009cm" svg:x="21.447cm" svg:y="11.748cm">
          <text:p text:style-name="P4">Changes in the </text:p>
          <text:p text:style-name="P4">ecosystem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1.692cm" svg:x1="15.81cm" svg:y1="9.155cm" svg:x2="21.447cm" svg:y2="12.752cm" draw:start-shape="id4" draw:start-glue-point="1" draw:end-shape="id10" svg:d="M15810 9155h4510v3597h1127" svg:viewBox="0 0 5638 3598">
          <text:p/>
        </draw:connector>
        <draw:connector draw:style-name="gr3" draw:text-style-name="P3" draw:layer="layout" draw:line-skew="1.692cm" svg:x1="15.81cm" svg:y1="11.368cm" svg:x2="21.447cm" svg:y2="12.752cm" draw:start-shape="id5" draw:start-glue-point="1" draw:end-shape="id10" draw:end-glue-point="3" svg:d="M15810 11368h4510v1384h1127" svg:viewBox="0 0 5638 1385">
          <text:p/>
        </draw:connector>
        <draw:connector draw:style-name="gr3" draw:text-style-name="P3" draw:layer="layout" draw:line-skew="-0.053cm" svg:x1="19.302cm" svg:y1="15.468cm" svg:x2="21.447cm" svg:y2="12.752cm" draw:start-shape="id11" draw:start-glue-point="1" draw:end-shape="id10" draw:end-glue-point="3" svg:d="M19302 15468h1019v-2716h1126" svg:viewBox="0 0 2146 2717">
          <text:p/>
        </draw:connector>
        <draw:connector draw:style-name="gr3" draw:text-style-name="P3" draw:layer="layout" svg:x1="15.81cm" svg:y1="15.468cm" svg:x2="16.335cm" svg:y2="15.468cm" draw:start-shape="id8" draw:start-glue-point="1" draw:end-shape="id11" draw:end-glue-point="3" svg:d="M15810 15468h525" svg:viewBox="0 0 52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13:25:39.152743434</meta:creation-date>
    <dc:date>2019-04-11T17:37:27.510771698</dc:date>
    <meta:editing-duration>PT3H40M15S</meta:editing-duration>
    <meta:editing-cycles>3</meta:editing-cycles>
    <meta:generator>LibreOffice/6.0.7.3$Linux_X86_64 LibreOffice_project/00m0$Build-3</meta:generator>
    <meta:document-statistic meta:object-count="25"/>
  </office:meta>
</office:document-meta>
</file>